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/text:p>
      <text:p text:style-name="P5">Country<text:tab/><text:tab/><text:tab/><text:tab/><text:tab/>Eng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Jews' College,/</text:p>
      <text:p text:style-name="P3">10, Finsbury Square,/</text:p>
      <text:p text:style-name="P3">London, E. C. <text:s/>18/</text:p>
      <text:p text:style-name="P2">The subjects taught in the Jews' College/ are:/</text:p>
      <text:p text:style-name="P2"><text:tab/>I Religious subjects./</text:p>
      <text:p text:style-name="P2">1. [Hebrew] (6 hours weekly) with [Hebrew]/</text:p>
      <text:p text:style-name="P2"><text:tab/>the first year [Hebrew]<text:tab/>This is the present/</text:p>
      <text:p text:style-name="P2"><text:tab/>--2<text:span text:style-name="T2">nd</text:span><text:span text:style-name="T3">--[Hebrew]<text:tab/><text:tab/>course; another order/</text:span></text:p>
      <text:p text:style-name="P2"><text:span text:style-name="T3"><text:tab/>--3</text:span><text:span text:style-name="T2">rd</text:span><text:span text:style-name="T3">--[Hebrew]<text:tab/><text:tab/>might perhaps follow./</text:span></text:p>
      <text:p text:style-name="P2"><text:span text:style-name="T3"><text:tab/>--4</text:span><text:span text:style-name="T2">th</text:span><text:span text:style-name="T3">--[Hebrew]/</text:span></text:p>
      <text:p text:style-name="P2"><text:span text:style-name="T3">2 [Hebrew] (2 h.) [Hebrew]; besides before every/ festival [Hebrew]/</text:span></text:p>
      <text:p text:style-name="P2"><text:span text:style-name="T3">3) [Hebrew], (1 h.) especially [Hebrew]./</text:span></text:p>
      <text:p text:style-name="P2"><text:span text:style-name="T3">4. [Hebrew], sometimes with/ [Hebrew] (2 h)/ [Hebrew]./</text:span></text:p>
      <text:p text:style-name="P2"><text:soft-page-break/><text:span text:style-name="T3">the historical books are read in the Bible/ Hist. lesson, the rest is expected to be read/ privately by the pupils; now and then/ they are examined about it./</text:span></text:p>
      <text:p text:style-name="P2"><text:span text:style-name="T3"/></text:p>
      <text:p text:style-name="P2"><text:span text:style-name="T3">[Page 2]</text:span></text:p>
      <text:p text:style-name="P2"><text:span text:style-name="T3">5) Biblical and Postbiblical History/ (1 h) divided into 4 parts for the 4/ years./</text:span></text:p>
      <text:p text:style-name="P2"><text:span text:style-name="T3">6) [Hebrew]/</text:span></text:p>
      <text:p text:style-name="P2"><text:span text:style-name="T3">7) Seminar and exercises in translating/ from English into Hebrew./</text:span></text:p>
      <text:p text:style-name="P2"><text:span text:style-name="T3"><text:tab/>II Secular subjects./</text:span></text:p>
      <text:p text:style-name="P2"><text:span text:style-name="T3">The students of the Jews' College are/ prepared for the examinations of/ the London University; classics/ and Mathematics are taught/ accordingly./</text:span></text:p>
      <text:p text:style-name="P2"><text:span text:style-name="T3">NB. Singing Chat has been taught hitherto/ only for the purpose of the [Hebrew], will now/ be introduced for Coll. and School together/ to be taught generally and systematically./</text:span></text:p>
      <text:p text:style-name="P2"><text:span text:style-name="T3"/></text:p>
      <text:p text:style-name="P2"><text:span text:style-name="T3">[Page 3]</text:span></text:p>
      <text:p text:style-name="P2"><text:span text:style-name="T3">The students attend the College daily/ (except [Hebrew]). <text:s/>Sunday and Friday/ from 9-1 o'clock the other days/ from 9-1 and 2-5./</text:span></text:p>
      <text:p text:style-name="P2"><text:span text:style-name="T3">Every [Hebrew] morning there is Divine/ Service in the College, in order that/ the students might have every possibility/ for practicing the reading of the Prayers/ and the Thorah./</text:span></text:p>
      <text:p text:style-name="P2"><text:span text:style-name="T3">There is a school (4 Classes) connected/ with the College for two purposes./</text:span></text:p>
      <text:p text:style-name="P2"><text:span text:style-name="T3">1) that boys desiring to enter the/ College be properly prepared and provided/ with the required elementary knowledge./</text:span></text:p>
      <text:p text:style-name="P2"><text:span text:style-name="T3">2) that College students have practice/ in teaching./</text:span></text:p>
      <text:p text:style-name="P2"><text:span text:style-name="T3">This school is at present attended by/ about 60 pupils./</text:span></text:p>
      <text:p text:style-name="P2"><text:span text:style-name="T3"/></text:p>
      <text:p text:style-name="P2"><text:span text:style-name="T3">[Page 4]</text:span></text:p>
      <text:p text:style-name="P2"><text:span text:style-name="T3">The Standard for the first (highest) Class/ is: 1) Religious subjects/ the [Hebrew] with the [Hebrew] every week, and/ 1 hr at least till [Hebrew]/ before the festivals [Hebrew]/ [Hebrew]. <text:s/>Bibl. and Postbibl. Hist./ longer times about various parts of/ Religion and Bibl. Hist./ Hebrew exercises./</text:span></text:p>
      <text:p text:style-name="P2"><text:span text:style-name="T3">2) secular subjects./ <text:s/>The standard for the first class is/ the same as for the Oxford and Cambridge/ Middle Class Examination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3:34:43.95</meta:creation-date>
    <meta:document-statistic meta:table-count="0" meta:image-count="0" meta:object-count="0" meta:page-count="3" meta:paragraph-count="92" meta:word-count="511" meta:character-count="3432"/>
    <dc:date>2012-01-25T13:49:02.93</dc:date>
    <dc:creator>Penn Libraries</dc:creator>
    <meta:editing-duration>PT00H14M19S</meta:editing-duration>
    <meta:editing-cycles>1</meta:editing-cycles>
    <meta:generator>OpenOffice.org/3.2$Win32 OpenOffice.org_project/320m12$Build-9483</meta:generator>
  </office:meta>
</office:document-meta>
</file>